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69cm"/>
    </style:style>
    <style:style style:name="co3" style:family="table-column">
      <style:table-column-properties fo:break-before="auto" style:column-width="3.2cm"/>
    </style:style>
    <style:style style:name="co4" style:family="table-column">
      <style:table-column-properties fo:break-before="auto" style:column-width="3.552cm"/>
    </style:style>
    <style:style style:name="co5" style:family="table-column">
      <style:table-column-properties fo:break-before="auto" style:column-width="4.002cm"/>
    </style:style>
    <style:style style:name="co6" style:family="table-column">
      <style:table-column-properties fo:break-before="auto" style:column-width="2.872cm"/>
    </style:style>
    <style:style style:name="co7" style:family="table-column">
      <style:table-column-properties fo:break-before="auto" style:column-width="2.681cm"/>
    </style:style>
    <style:style style:name="co8" style:family="table-column">
      <style:table-column-properties fo:break-before="auto" style:column-width="3.593cm"/>
    </style:style>
    <style:style style:name="co9" style:family="table-column">
      <style:table-column-properties fo:break-before="auto" style:column-width="2.7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7" style:family="table-cell" style:parent-style-name="Default"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none" fo:border-left="0.74pt solid #000000" fo:border-right="none" fo:border-top="none"/>
    </style:style>
    <style:style style:name="ce60" style:family="table-cell" style:parent-style-name="Default">
      <style:table-cell-properties fo:border-bottom="0.74pt solid #000000" fo:border-left="0.74pt solid #000000" fo:border-right="none" fo:border-top="none"/>
    </style:style>
    <style:style style:name="ce61" style:family="table-cell" style:parent-style-name="Default">
      <style:table-cell-properties fo:border-bottom="none" fo:border-left="none" fo:border-right="none" fo:border-top="0.74pt solid #000000"/>
    </style:style>
    <style:style style:name="ce62" style:family="table-cell" style:parent-style-name="Default">
      <style:table-cell-properties fo:border-bottom="0.74pt solid #000000" fo:border-left="none" fo:border-right="none" fo:border-top="none"/>
    </style:style>
    <style:style style:name="ce63" style:family="table-cell" style:parent-style-name="Default">
      <style:table-cell-properties fo:border-bottom="none" fo:border-left="none" fo:border-right="0.74pt solid #000000" fo:border-top="0.74pt solid #000000"/>
    </style:style>
    <style:style style:name="ce64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none" fo:border-left="none" fo:border-right="0.74pt solid #000000" fo:border-top="none"/>
    </style:style>
    <style:style style:name="ce66" style:family="table-cell" style:parent-style-name="Default">
      <style:table-cell-properties fo:border-bottom="0.74pt solid #000000" fo:border-left="none" fo:border-right="0.74pt solid #000000" fo:border-top="none"/>
    </style:style>
    <style:style style:name="ce67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83" style:family="table-cell" style:parent-style-name="Default">
      <style:table-cell-properties fo:border-bottom="none" fo:border-left="0.74pt solid #000000" fo:border-right="none" fo:border-top="0.74pt solid #000000"/>
    </style:style>
    <style:style style:name="ce77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81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82" style:family="table-cell" style:parent-style-name="Default">
      <style:table-cell-properties fo:border-bottom="0.74pt solid #000000" fo:border-left="none" fo:border-right="0.74pt solid #000000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order-bottom="none" fo:border-left="none" fo:border-right="none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none" fo:border-left="none" fo:border-right="0.74pt solid #000000" fo:border-top="non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order-bottom="none" fo:border-left="none" fo:border-right="0.74pt solid #000000" fo:border-top="non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 style:data-style-name="N0"/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order-left="0.74pt solid #000000" fo:border-right="none" fo:border-top="none"/>
    </style:style>
    <style:style style:name="ce36" style:family="table-cell" style:parent-style-name="Default">
      <style:table-cell-properties fo:border-bottom="0.74pt solid #000000" fo:border-left="0.74pt solid #000000" fo:border-right="none" fo:border-top="none"/>
    </style:style>
    <style:style style:name="ce37" style:family="table-cell" style:parent-style-name="Default">
      <style:table-cell-properties fo:border-bottom="none" fo:border-left="none" fo:border-right="none" fo:border-top="0.74pt solid #000000"/>
    </style:style>
    <style:style style:name="ce38" style:family="table-cell" style:parent-style-name="Default">
      <style:table-cell-properties fo:border-bottom="0.74pt solid #000000" fo:border-left="none" fo:border-right="none" fo:border-top="none"/>
    </style:style>
    <style:style style:name="ce39" style:family="table-cell" style:parent-style-name="Default">
      <style:table-cell-properties fo:border-bottom="none" fo:border-left="none" fo:border-right="0.74pt solid #000000" fo:border-top="0.74pt solid #000000"/>
    </style:style>
    <style:style style:name="ce40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fo:border-left="none" fo:border-right="0.74pt solid #000000" fo:border-top="none"/>
    </style:style>
    <style:style style:name="ce42" style:family="table-cell" style:parent-style-name="Default">
      <style:table-cell-properties fo:border-bottom="0.74pt solid #000000" fo:border-left="none" fo:border-right="0.74pt solid #000000" fo:border-top="none"/>
    </style:style>
    <style:style style:name="ce43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3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none" fo:border-left="0.74pt solid #000000" fo:border-right="none" fo:border-top="0.74pt solid #000000"/>
    </style:style>
    <style:style style:name="ce5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6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0.74pt solid #000000" fo:border-left="none" fo:border-right="0.74pt solid #000000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-bottom="none" fo:border-left="none" fo:border-right="none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-bottom="none" fo:border-left="none" fo:border-right="0.74pt solid #000000" fo:border-top="non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order-bottom="none" fo:border-left="none" fo:border-right="0.74pt solid #000000" fo:border-top="non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8" style:family="table-cell" style:parent-style-name="Default" style:data-style-name="N0"/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erif" style:font-name-asian="DejaVu Sans" style:font-name-complex="Noto Sans Arabic"/>
    </style:style>
  </office:automatic-styles>
  <office:body>
    <office:spreadsheet>
      <table:table table:name="dimensions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ndow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t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string" calcext:value-type="string">
            <text:p>mm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 table:style-name="ce32" office:value-type="string" calcext:value-type="string">
            <text:p>margin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32" office:value-type="string" calcext:value-type="string">
            <text:p>BAT … BOARD … B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ard w</text:p>
          </table:table-cell>
          <table:table-cell table:formula="of:=[.B2]-2*[.B3]-3*[.B4]" office:value-type="float" office:value="13" calcext:value-type="float">
            <text:p>13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device</text:p>
          </table:table-cell>
          <table:table-cell table:style-name="ce32" table:formula="of:=COM.MICROSOFT.CONCAT([.B2];&quot;x&quot;;[.D3];&quot;x&quot;;[.B8])" office:value-type="string" office:string-value="55x65x22" calcext:value-type="string">
            <text:p>55x65x22</text:p>
          </table:table-cell>
          <table:table-cell table:style-name="ce32"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min h</text:p>
          </table:table-cell>
          <table:table-cell table:formula="of:=[.B3]+2*[.B4]" office:value-type="float" office:value="22" calcext:value-type="float">
            <text:p>22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32" office:value-type="string" calcext:value-type="string">
            <text:p>BAT+BAT [vertical] + board horizont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ard w</text:p>
          </table:table-cell>
          <table:table-cell table:formula="of:=[.B2]-[.B3]-2*[.B4]" office:value-type="float" office:value="33" calcext:value-type="float">
            <text:p>33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device</text:p>
          </table:table-cell>
          <table:table-cell table:style-name="ce32" table:formula="of:=COM.MICROSOFT.CONCAT([.B2];&quot;x&quot;;[.D3];&quot;x&quot;;[.B13])" office:value-type="string" office:string-value="55x65x42" calcext:value-type="string">
            <text:p>55x65x42</text:p>
          </table:table-cell>
          <table:table-cell table:style-name="ce32"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min h</text:p>
          </table:table-cell>
          <table:table-cell table:formula="of:=2*[.B3] + 3*[.B4]" office:value-type="float" office:value="42" calcext:value-type="float">
            <text:p>42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33" office:value-type="string" calcext:value-type="string">
            <text:p>BAT+BAT [horizontral] + board on upside</text:p>
          </table:table-cell>
          <table:table-cell table:style-name="ce37" table:number-columns-repeated="5"/>
          <table:table-cell table:style-name="ce39"/>
        </table:table-row>
        <table:table-row table:style-name="ro1">
          <table:table-cell table:style-name="ce34" office:value-type="string" calcext:value-type="string">
            <text:p>board w</text:p>
          </table:table-cell>
          <table:table-cell table:formula="of:=2*[.B3]+3*[.B4]" office:value-type="float" office:value="42" calcext:value-type="float">
            <text:p>42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device</text:p>
          </table:table-cell>
          <table:table-cell table:style-name="ce32" table:formula="of:=COM.MICROSOFT.CONCAT([.B17];&quot;x&quot;;[.D3] + [.B19];&quot;x&quot;;[.B18])" office:value-type="string" office:string-value="42x145x22" calcext:value-type="string">
            <text:p>42x145x22</text:p>
          </table:table-cell>
          <table:table-cell table:style-name="ce40" office:value-type="string" calcext:value-type="string">
            <text:p>mm</text:p>
          </table:table-cell>
        </table:table-row>
        <table:table-row table:style-name="ro1">
          <table:table-cell table:style-name="ce34" office:value-type="string" calcext:value-type="string">
            <text:p>min h</text:p>
          </table:table-cell>
          <table:table-cell table:formula="of:=[.B3]+2*[.B4]" office:value-type="float" office:value="22" calcext:value-type="float">
            <text:p>22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41"/>
        </table:table-row>
        <table:table-row table:style-name="ro1">
          <table:table-cell table:style-name="ce36" office:value-type="string" calcext:value-type="string">
            <text:p>board L</text:p>
          </table:table-cell>
          <table:table-cell table:style-name="ce38" office:value-type="float" office:value="80" calcext:value-type="float">
            <text:p>80</text:p>
          </table:table-cell>
          <table:table-cell table:style-name="ce38" office:value-type="string" calcext:value-type="string">
            <text:p>mm</text:p>
          </table:table-cell>
          <table:table-cell table:style-name="ce38" table:number-columns-repeated="3"/>
          <table:table-cell table:style-name="ce42"/>
        </table:table-row>
      </table:table>
      <table:table table:name="outdoor-module-power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current, mA</text:p>
          </table:table-cell>
          <table:table-cell office:value-type="string" calcext:value-type="string">
            <text:p>time, sec/hour</text:p>
          </table:table-cell>
          <table:table-cell office:value-type="string" calcext:value-type="string">
            <text:p>total, 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CU, sleep</text:p>
          </table:table-cell>
          <table:table-cell office:value-type="float" office:value="0.26" calcext:value-type="float">
            <text:p>0,26</text:p>
          </table:table-cell>
          <table:table-cell table:formula="of:=3600-[.C3]" office:value-type="float" office:value="3555" calcext:value-type="float">
            <text:p>3555</text:p>
          </table:table-cell>
          <table:table-cell table:formula="of:=ROUND([.B2]*[.C2]/3600;4)" office:value-type="float" office:value="0.2568" calcext:value-type="float">
            <text:p>0,2568</text:p>
          </table:table-cell>
          <table:table-cell table:number-columns-repeated="2"/>
          <table:table-cell table:style-name="ce33" office:value-type="string" calcext:value-type="string">
            <text:p>Get data duration</text:p>
          </table:table-cell>
          <table:table-cell table:style-name="ce37"/>
          <table:table-cell table:style-name="ce47" office:value-type="float" office:value="1" calcext:value-type="float">
            <text:p>1</text:p>
          </table:table-cell>
          <table:table-cell table:style-name="ce49"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MCU, active</text:p>
          </table:table-cell>
          <table:table-cell office:value-type="float" office:value="10" calcext:value-type="float">
            <text:p>10</text:p>
          </table:table-cell>
          <table:table-cell table:formula="of:=([.I2]+[.I3])*[.I4]" office:value-type="float" office:value="45" calcext:value-type="float">
            <text:p>45</text:p>
          </table:table-cell>
          <table:table-cell table:formula="of:=ROUND([.B3]*[.C3]/3600;4)" office:value-type="float" office:value="0.125" calcext:value-type="float">
            <text:p>0,125</text:p>
          </table:table-cell>
          <table:table-cell table:number-columns-repeated="2"/>
          <table:table-cell table:style-name="ce45" office:value-type="string" calcext:value-type="string">
            <text:p>Send data duration</text:p>
          </table:table-cell>
          <table:table-cell/>
          <table:table-cell table:style-name="ce32" office:value-type="float" office:value="0.5" calcext:value-type="float">
            <text:p>0,5</text:p>
          </table:table-cell>
          <table:table-cell table:style-name="ce40"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BME280</text:p>
          </table:table-cell>
          <table:table-cell office:value-type="float" office:value="0.01" calcext:value-type="float">
            <text:p>0,01</text:p>
          </table:table-cell>
          <table:table-cell office:value-type="float" office:value="3600" calcext:value-type="float">
            <text:p>3600</text:p>
          </table:table-cell>
          <table:table-cell table:formula="of:=ROUND([.B4]*[.C4]/3600;4)" office:value-type="float" office:value="0.01" calcext:value-type="float">
            <text:p>0,01</text:p>
          </table:table-cell>
          <table:table-cell table:number-columns-repeated="2"/>
          <table:table-cell table:style-name="ce46" office:value-type="string" calcext:value-type="string">
            <text:p>Sessions per hour</text:p>
          </table:table-cell>
          <table:table-cell table:style-name="ce38"/>
          <table:table-cell table:style-name="ce48" office:value-type="float" office:value="30" calcext:value-type="float">
            <text:p>30</text:p>
          </table:table-cell>
          <table:table-cell table:style-name="ce50"/>
        </table:table-row>
        <table:table-row table:style-name="ro1">
          <table:table-cell office:value-type="string" calcext:value-type="string">
            <text:p>I2C conv</text:p>
          </table:table-cell>
          <table:table-cell office:value-type="float" office:value="0.005" calcext:value-type="float">
            <text:p>0,005</text:p>
          </table:table-cell>
          <table:table-cell office:value-type="float" office:value="3600" calcext:value-type="float">
            <text:p>3600</text:p>
          </table:table-cell>
          <table:table-cell table:formula="of:=ROUND([.B5]*[.C5]/3600;4)" office:value-type="float" office:value="0.005" calcext:value-type="float">
            <text:p>0,0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CDC</text:p>
          </table:table-cell>
          <table:table-cell table:formula="of:=0.002*3" office:value-type="float" office:value="0.006" calcext:value-type="float">
            <text:p>0,006</text:p>
          </table:table-cell>
          <table:table-cell office:value-type="float" office:value="3600" calcext:value-type="float">
            <text:p>3600</text:p>
          </table:table-cell>
          <table:table-cell table:formula="of:=ROUND([.B6]*[.C6]/3600;4)" office:value-type="float" office:value="0.006" calcext:value-type="float">
            <text:p>0,0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crophone</text:p>
          </table:table-cell>
          <table:table-cell office:value-type="float" office:value="0.16" calcext:value-type="float">
            <text:p>0,16</text:p>
          </table:table-cell>
          <table:table-cell office:value-type="float" office:value="3600" calcext:value-type="float">
            <text:p>3600</text:p>
          </table:table-cell>
          <table:table-cell table:formula="of:=ROUND([.B7]*[.C7]/3600;4)" office:value-type="float" office:value="0.16" calcext:value-type="float">
            <text:p>0,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pl</text:p>
          </table:table-cell>
          <table:table-cell office:value-type="float" office:value="0.045" calcext:value-type="float">
            <text:p>0,045</text:p>
          </table:table-cell>
          <table:table-cell office:value-type="float" office:value="3600" calcext:value-type="float">
            <text:p>3600</text:p>
          </table:table-cell>
          <table:table-cell table:formula="of:=ROUND([.B8]*[.C8]/3600;4)" office:value-type="float" office:value="0.045" calcext:value-type="float">
            <text:p>0,0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ise alarm</text:p>
          </table:table-cell>
          <table:table-cell table:formula="of:=[.B8] + 3.3/1000000 * 1000" office:value-type="float" office:value="0.0483" calcext:value-type="float">
            <text:p>0,0483</text:p>
          </table:table-cell>
          <table:table-cell office:value-type="float" office:value="3600" calcext:value-type="float">
            <text:p>3600</text:p>
          </table:table-cell>
          <table:table-cell table:formula="of:=ROUND([.B9]*[.C9]/3600;4)" office:value-type="float" office:value="0.0483" calcext:value-type="float">
            <text:p>0,04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M out</text:p>
          </table:table-cell>
          <table:table-cell office:value-type="float" office:value="4" calcext:value-type="float">
            <text:p>4</text:p>
          </table:table-cell>
          <table:table-cell table:formula="of:=[.I3]*[.I4]" office:value-type="float" office:value="15" calcext:value-type="float">
            <text:p>15</text:p>
          </table:table-cell>
          <table:table-cell table:formula="of:=ROUND([.B10]*[.C10]/3600;4)" office:value-type="float" office:value="0.0167" calcext:value-type="float">
            <text:p>0,0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rger</text:p>
          </table:table-cell>
          <table:table-cell office:value-type="float" office:value="0.04" calcext:value-type="float">
            <text:p>0,04</text:p>
          </table:table-cell>
          <table:table-cell office:value-type="float" office:value="3600" calcext:value-type="float">
            <text:p>3600</text:p>
          </table:table-cell>
          <table:table-cell table:formula="of:=ROUND([.B11]*[.C11]/3600;4)" office:value-type="float" office:value="0.04" calcext:value-type="float">
            <text:p>0,04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32" office:value-type="string" calcext:value-type="string">
            <text:p>Total, mA</text:p>
          </table:table-cell>
          <table:table-cell table:style-name="ce32" table:formula="of:=SUM([.D2:.D12])" office:value-type="float" office:value="0.7128" calcext:value-type="float">
            <text:p>0,7128</text:p>
          </table:table-cell>
          <table:table-cell/>
          <table:table-cell table:style-name="ce32" office:value-type="string" calcext:value-type="string">
            <text:p>intime</text:p>
          </table:table-cell>
          <table:table-cell table:style-name="ce32" table:formula="of:=SUM([.B2:.B12])" office:value-type="float" office:value="14.5743" calcext:value-type="float">
            <text:p>14,5743</text:p>
          </table:table-cell>
          <table:table-cell table:style-name="ce32" office:value-type="string" calcext:value-type="string">
            <text:p>mA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32" office:value-type="string" calcext:value-type="string">
            <text:p>Bat, mA*H</text:p>
          </table:table-cell>
          <table:table-cell table:style-name="ce32" office:value-type="float" office:value="1800" calcext:value-type="float">
            <text:p>1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, H</text:p>
          </table:table-cell>
          <table:table-cell table:formula="of:=ROUND([.B16]/[.D13])" office:value-type="float" office:value="2525" calcext:value-type="float">
            <text:p>2525</text:p>
          </table:table-cell>
          <table:table-cell/>
          <table:table-cell table:style-name="ce43" table:formula="of:=ROUND([.B17]/24)" office:value-type="float" office:value="105" calcext:value-type="float">
            <text:p>105</text:p>
          </table:table-cell>
          <table:table-cell table:style-name="ce44" office:value-type="string" calcext:value-type="string">
            <text:p>days</text:p>
          </table:table-cell>
          <table:table-cell table:number-columns-repeated="5"/>
        </table:table-row>
      </table:table>
      <table:table table:name="handle-module-power" table:style-name="ta1"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current, mA</text:p>
          </table:table-cell>
          <table:table-cell office:value-type="string" calcext:value-type="string">
            <text:p>time, sec/hour</text:p>
          </table:table-cell>
          <table:table-cell office:value-type="string" calcext:value-type="string">
            <text:p>avg current, 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d</text:p>
          </table:table-cell>
          <table:table-cell table:formula="of:=5/1000 * 1000 + 5/10000 * 1000" office:value-type="float" office:value="5.5" calcext:value-type="float">
            <text:p>5,5</text:p>
          </table:table-cell>
          <table:table-cell office:value-type="float" office:value="10" calcext:value-type="float">
            <text:p>10</text:p>
          </table:table-cell>
          <table:table-cell table:formula="of:=ROUND([.B2]*[.C2]/(60*60);8)" office:value-type="float" office:value="0.01527778" calcext:value-type="float">
            <text:p>0,015277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U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ROUND([.B3]*[.C3]/(60*60);8)" office:value-type="float" office:value="0.02777778" calcext:value-type="float">
            <text:p>0,027777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tton#1</text:p>
          </table:table-cell>
          <table:table-cell table:formula="of:=ROUND(5/10000 * 1000;4)"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formula="of:=ROUND([.B4]*[.C4]/(60*60);8)" office:value-type="float" office:value="0.00027778" calcext:value-type="float">
            <text:p>0,000277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tton#2</text:p>
          </table:table-cell>
          <table:table-cell table:formula="of:=ROUND(5/10000 * 1000;4)"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formula="of:=ROUND([.B5]*[.C5]/(60*60);8)" office:value-type="float" office:value="0.00027778" calcext:value-type="float">
            <text:p>0,000277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DO BAT→5V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ROUND([.B6]*[.C6]/(60*60);8)" office:value-type="float" office:value="0.01388889" calcext:value-type="float">
            <text:p>0,013888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DO BAT→3V3</text:p>
          </table:table-cell>
          <table:table-cell table:formula="of:=0.005+3.3/1000000 * 1000" office:value-type="float" office:value="0.0083" calcext:value-type="float">
            <text:p>0,0083</text:p>
          </table:table-cell>
          <table:table-cell office:value-type="float" office:value="10" calcext:value-type="float">
            <text:p>10</text:p>
          </table:table-cell>
          <table:table-cell table:formula="of:=ROUND([.B7]*[.C7]/(60*60);8)" office:value-type="float" office:value="0.00002306" calcext:value-type="float">
            <text:p>0,000023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M out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formula="of:=ROUND([.B8]*[.C8]/(60*60);8)" office:value-type="float" office:value="0.04722222" calcext:value-type="float">
            <text:p>0,04722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M in</text:p>
          </table:table-cell>
          <table:table-cell table:formula="of:=2.8+1.5" office:value-type="float" office:value="4.3" calcext:value-type="float">
            <text:p>4,3</text:p>
          </table:table-cell>
          <table:table-cell table:formula="of:=10-[.C8]" office:value-type="float" office:value="5" calcext:value-type="float">
            <text:p>5</text:p>
          </table:table-cell>
          <table:table-cell table:formula="of:=ROUND([.B9]*[.C9]/(60*60);8)" office:value-type="float" office:value="0.00597222" calcext:value-type="float">
            <text:p>0,00597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ger, IDLE</text:p>
          </table:table-cell>
          <table:table-cell office:value-type="float" office:value="0.005" calcext:value-type="float">
            <text:p>0,005</text:p>
          </table:table-cell>
          <table:table-cell table:formula="of:=60*60-[.C11]" office:value-type="float" office:value="3590" calcext:value-type="float">
            <text:p>3590</text:p>
          </table:table-cell>
          <table:table-cell table:formula="of:=ROUND([.B10]*[.C10]/(60*60);8)" office:value-type="float" office:value="0.00498611" calcext:value-type="float">
            <text:p>0,004986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ger, ON</text:p>
          </table:table-cell>
          <table:table-cell office:value-type="float" office:value="0.04" calcext:value-type="float">
            <text:p>0,04</text:p>
          </table:table-cell>
          <table:table-cell office:value-type="float" office:value="10" calcext:value-type="float">
            <text:p>10</text:p>
          </table:table-cell>
          <table:table-cell table:formula="of:=ROUND([.B11]*[.C11]/(60*60);8)" office:value-type="float" office:value="0.00011111" calcext:value-type="float">
            <text:p>0,000111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ger, IC, IDLE</text:p>
          </table:table-cell>
          <table:table-cell table:formula="of:=3.2*2/2000000" office:value-type="float" office:value="0.0000032" calcext:value-type="float">
            <text:p>0,0000032</text:p>
          </table:table-cell>
          <table:table-cell table:formula="of:=[.C10]" office:value-type="float" office:value="3590" calcext:value-type="float">
            <text:p>3590</text:p>
          </table:table-cell>
          <table:table-cell table:formula="of:=ROUND([.B12]*[.C12]/(60*60);8)" office:value-type="float" office:value="0.00000319" calcext:value-type="float">
            <text:p>0,000003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ger, IC, ON</text:p>
          </table:table-cell>
          <table:table-cell table:formula="of:=3.2*2/1000000" office:value-type="float" office:value="0.0000064" calcext:value-type="float">
            <text:p>0,0000064</text:p>
          </table:table-cell>
          <table:table-cell table:formula="of:=[.C11]" office:value-type="float" office:value="10" calcext:value-type="float">
            <text:p>10</text:p>
          </table:table-cell>
          <table:table-cell table:formula="of:=ROUND([.B13]*[.C13]/(60*60);8)" office:value-type="float" office:value="0.00000002" calcext:value-type="float">
            <text:p>0,0000000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2" office:value-type="string" calcext:value-type="string">
            <text:p>Total</text:p>
          </table:table-cell>
          <table:table-cell table:style-name="ce32" table:formula="of:=ROUND(SUM([.D2:.D13]);4)" office:value-type="float" office:value="0.1158" calcext:value-type="float">
            <text:p>0,1158</text:p>
          </table:table-cell>
          <table:table-cell/>
          <table:table-cell table:style-name="ce32" office:value-type="string" calcext:value-type="string">
            <text:p>intime</text:p>
          </table:table-cell>
          <table:table-cell table:style-name="ce32" table:formula="of:=SUM([.B2:.B13])" office:value-type="float" office:value="59.8533096" calcext:value-type="float">
            <text:p>59,8533096</text:p>
          </table:table-cell>
          <table:table-cell table:style-name="ce32" office:value-type="string" calcext:value-type="string">
            <text:p>mA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uns per day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otal, mA</text:p>
          </table:table-cell>
          <table:table-cell table:formula="of:=[.D14]*[.B16]" office:value-type="float" office:value="0.579" calcext:value-type="float">
            <text:p>0,579</text:p>
          </table:table-cell>
          <table:table-cell table:number-columns-repeated="6"/>
        </table:table-row>
        <table:table-row table:style-name="ro1">
          <table:table-cell table:style-name="ce32" office:value-type="string" calcext:value-type="string">
            <text:p>Bat, mA*H</text:p>
          </table:table-cell>
          <table:table-cell table:style-name="ce32" office:value-type="float" office:value="1800" calcext:value-type="float">
            <text:p>18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, H</text:p>
          </table:table-cell>
          <table:table-cell table:formula="of:=ROUND([.B19]/[.B18])" office:value-type="float" office:value="3109" calcext:value-type="float">
            <text:p>3109</text:p>
          </table:table-cell>
          <table:table-cell/>
          <table:table-cell table:style-name="ce43" table:formula="of:=ROUND([.B20]/24)" office:value-type="float" office:value="130" calcext:value-type="float">
            <text:p>130</text:p>
          </table:table-cell>
          <table:table-cell table:style-name="ce44" office:value-type="string" calcext:value-type="string">
            <text:p>days</text:p>
          </table:table-cell>
          <table:table-cell table:number-columns-repeated="3"/>
        </table:table-row>
      </table:table>
      <table:table table:name="handle-module-dcdc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H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f (Vdrop diode)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dson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string" calcext:value-type="string">
            <text:p><text:span text:style-name="T1">m</text:span><text:span text:style-name="T2">Ω</text:span></text:p>
          </table:table-cell>
          <table:table-cell table:formula="of:=[.B4]/1000" office:value-type="float" office:value="0.016" calcext:value-type="float">
            <text:p>0,016</text:p>
          </table:table-cell>
          <table:table-cell table:style-name="ce53" office:value-type="string" calcext:value-type="string">
            <text:p>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at</text:p>
          </table:table-cell>
          <table:table-cell table:formula="of:=[.D4]*[.F5]" office:value-type="float" office:value="0.0096" calcext:value-type="float">
            <text:p>0,009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drop dson for current = </text:p>
          </table:table-cell>
          <table:table-cell/>
          <table:table-cell table:style-name="ce32" office:value-type="float" office:value="0.6" calcext:value-type="float">
            <text:p>0,6</text:p>
          </table:table-cell>
          <table:table-cell table:style-name="ce32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Vin_min</text:p>
          </table:table-cell>
          <table:table-cell office:value-type="float" office:value="3.2" calcext:value-type="float">
            <text:p>3,2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ut pp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out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ut_max</text:p>
          </table:table-cell>
          <table:table-cell table:formula="of:=['handle-module-power'.B9]/1000*7" office:value-type="float" office:value="0.0301" calcext:value-type="float">
            <text:p>0,0301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in_max</text:p>
          </table:table-cell>
          <table:table-cell table:formula="of:=[.B9]*[.B10]/[.B6]" office:value-type="float" office:value="0.04703125" calcext:value-type="float">
            <text:p>0,04703125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_on/T_off</text:p>
          </table:table-cell>
          <table:table-cell table:formula="of:=([.B9] + [.B3] - [.B6]) / ([.B6] - [.B5])" office:value-type="float" office:value="0.783600802407222" calcext:value-type="float">
            <text:p>0,7836008024072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Ton + Toff) max</text:p>
          </table:table-cell>
          <table:table-cell table:formula="of:=1/[.B2]" office:value-type="float" office:value="0.0000125" calcext:value-type="float">
            <text:p>0,0000125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/>
          <table:table-cell table:formula="of:=[.B14] * 1000000" office:value-type="float" office:value="12.5" calcext:value-type="float">
            <text:p>12,5</text:p>
          </table:table-cell>
          <table:table-cell office:value-type="string" calcext:value-type="string">
            <text:p>uSe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_on</text:p>
          </table:table-cell>
          <table:table-cell table:formula="of:=[.B14] / (1 + 1/[.B13])" office:value-type="float" office:value="0.00000549170532827218" calcext:value-type="float">
            <text:p>5,49170532827218E-06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/>
          <table:table-cell table:formula="of:=[.B16]*1000000" office:value-type="float" office:value="5.49170532827218" calcext:value-type="float">
            <text:p>5,49170532827218</text:p>
          </table:table-cell>
          <table:table-cell office:value-type="string" calcext:value-type="string">
            <text:p>uSec</text:p>
          </table:table-cell>
          <table:table-cell table:number-columns-repeated="4"/>
        </table:table-row>
        <table:table-row table:style-name="ro1">
          <table:table-cell table:style-name="ce32" office:value-type="string" calcext:value-type="string">
            <text:p>Ct</text:p>
          </table:table-cell>
          <table:table-cell table:formula="of:=4.5/100000 * [.B16]" office:value-type="float" office:value="0.00000000024712673977" calcext:value-type="float">
            <text:p>2,47126739772248E-10</text:p>
          </table:table-cell>
          <table:table-cell office:value-type="string" calcext:value-type="string">
            <text:p>F</text:p>
          </table:table-cell>
          <table:table-cell table:number-columns-repeated="4"/>
        </table:table-row>
        <table:table-row table:style-name="ro1">
          <table:table-cell/>
          <table:table-cell table:style-name="ce32" table:formula="of:=ROUND([.B18]*1000000000;2)" office:value-type="float" office:value="0.25" calcext:value-type="float">
            <text:p>0,25</text:p>
          </table:table-cell>
          <table:table-cell table:style-name="ce32" office:value-type="string" calcext:value-type="string">
            <text:p>nF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I pk(switch)</text:p>
          </table:table-cell>
          <table:table-cell table:style-name="ce32" table:formula="of:=ROUND(2*[.B10]*([.B13]+1);1)" office:value-type="float" office:value="0.1" calcext:value-type="float">
            <text:p>0,1</text:p>
          </table:table-cell>
          <table:table-cell table:style-name="ce32"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Rsc</text:p>
          </table:table-cell>
          <table:table-cell table:formula="of:=0.3/[.B20]" office:value-type="float" office:value="3" calcext:value-type="float">
            <text:p>3</text:p>
          </table:table-cell>
          <table:table-cell table:style-name="ce53" office:value-type="string" calcext:value-type="string">
            <text:p>Ω</text:p>
          </table:table-cell>
          <table:table-cell table:style-name="ce32" office:value-type="string" calcext:value-type="string">
            <text:p>→ 0 Ω, I will not use it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C out</text:p>
          </table:table-cell>
          <table:table-cell table:formula="of:=[.B10]*[.B16]/[.B7]" office:value-type="float" office:value="0.000165300330380993" calcext:value-type="float">
            <text:p>0,000165300330380993</text:p>
          </table:table-cell>
          <table:table-cell office:value-type="string" calcext:value-type="string">
            <text:p>F</text:p>
          </table:table-cell>
          <table:table-cell table:number-columns-repeated="4"/>
        </table:table-row>
        <table:table-row table:style-name="ro1">
          <table:table-cell/>
          <table:table-cell table:style-name="ce32" table:formula="of:=ROUND([.B22] * 1000000)" office:value-type="float" office:value="165" calcext:value-type="float">
            <text:p>165</text:p>
          </table:table-cell>
          <table:table-cell table:style-name="ce32" office:value-type="string" calcext:value-type="string">
            <text:p>uF</text:p>
          </table:table-cell>
          <table:table-cell table:style-name="ce32" office:value-type="string" calcext:value-type="string">
            <text:p>-&gt; 1000 uF</text:p>
          </table:table-cell>
          <table:table-cell table:number-columns-repeated="3"/>
        </table:table-row>
        <table:table-row table:style-name="ro1">
          <table:table-cell table:style-name="ce32" office:value-type="string" calcext:value-type="string">
            <text:p>L min</text:p>
          </table:table-cell>
          <table:table-cell table:formula="of:=([.B6]-[.B5]) * [.B16] / [.B20]" office:value-type="float" office:value="0.000175207366793196" calcext:value-type="float">
            <text:p>0,000175207366793196</text:p>
          </table:table-cell>
          <table:table-cell office:value-type="string" calcext:value-type="string">
            <text:p>H</text:p>
          </table:table-cell>
          <table:table-cell table:number-columns-repeated="4"/>
        </table:table-row>
        <table:table-row table:style-name="ro1">
          <table:table-cell/>
          <table:table-cell table:style-name="ce32" table:formula="of:=ROUND([.B24]*1000000;1)" office:value-type="float" office:value="175.2" calcext:value-type="float">
            <text:p>175,2</text:p>
          </table:table-cell>
          <table:table-cell table:style-name="ce32" office:value-type="string" calcext:value-type="string">
            <text:p>uH</text:p>
          </table:table-cell>
          <table:table-cell table:style-name="ce32" office:value-type="string" calcext:value-type="string">
            <text:p>-&gt; 27..33 uH</text:p>
          </table:table-cell>
          <table:table-cell table:number-columns-repeated="3"/>
        </table:table-row>
      </table:table>
      <table:table table:name="main-module-power" table:style-name="ta1"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current, mA</text:p>
          </table:table-cell>
          <table:table-cell office:value-type="string" calcext:value-type="string">
            <text:p>Line, 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CDC_3V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table:style-name="ce32" office:value-type="string" calcext:value-type="string">
            <text:p>Power</text:p>
          </table:table-cell>
          <table:table-cell table:style-name="ce32" table:formula="of:=(5-3.3)*[.C17]/1000" office:value-type="float" office:value="0.867" calcext:value-type="float">
            <text:p>0,867</text:p>
          </table:table-cell>
          <table:table-cell table:style-name="ce32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ESP32</text:p>
          </table:table-cell>
          <table:table-cell office:value-type="float" office:value="500" calcext:value-type="float">
            <text:p>500</text:p>
          </table:table-cell>
          <table:table-cell office:value-type="float" office:value="3.3" calcext:value-type="float">
            <text:p>3,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MC2209, IO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,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rrent Monitor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,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M in, 443</text:p>
          </table:table-cell>
          <table:table-cell table:formula="of:=21+1.5" office:value-type="float" office:value="22.5" calcext:value-type="float">
            <text:p>22,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M out, 443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M in, 315</text:p>
          </table:table-cell>
          <table:table-cell table:formula="of:=21+1.5" office:value-type="float" office:value="22.5" calcext:value-type="float">
            <text:p>22,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M out, 31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arger</text:p>
          </table:table-cell>
          <table:table-cell office:value-type="float" office:value="2000" calcext:value-type="float">
            <text:p>2000</text:p>
          </table:table-cell>
          <table:table-cell office:value-type="float" office:value="7.5" calcext:value-type="float">
            <text:p>7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tor</text:p>
          </table:table-cell>
          <table:table-cell table:formula="of:=2*1*1000" office:value-type="float" office:value="2000" calcext:value-type="float">
            <text:p>2000</text:p>
          </table:table-cell>
          <table:table-cell office:value-type="float" office:value="7.5" calcext:value-type="float">
            <text:p>7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CDC_5V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,5</text:p>
          </table:table-cell>
          <table:table-cell/>
          <table:table-cell office:value-type="string" calcext:value-type="string">
            <text:p>Power</text:p>
          </table:table-cell>
          <table:table-cell table:formula="of:=(7.5-5)*[.C18]/1000" office:value-type="float" office:value="1.5725" calcext:value-type="float">
            <text:p>1,5725</text:p>
          </table:table-cell>
          <table:table-cell/>
        </table:table-row>
        <table:table-row table:style-name="ro1">
          <table:table-cell table:number-columns-repeated="4"/>
          <table:table-cell table:style-name="ce32"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54" office:value-type="string" calcext:value-type="string">
            <text:p>Total on 5V</text:p>
          </table:table-cell>
          <table:table-cell table:style-name="ce47" table:formula="of:=IF([.C2] = 5; [.B2]; 0) + IF([.C3] = 5; [.B3]; 0) + IF([.C4] = 5; [.B4]; 0) + IF([.C5] = 5; [.B5]; 0) + IF([.C6] = 5; [.B6]; 0) + IF([.C7] = 5; [.B7]; 0) + IF([.C8] = 5; [.B8]; 0) + IF([.C9] = 5; [.B9]; 0)" office:value-type="float" office:value="119" calcext:value-type="float">
            <text:p>119</text:p>
          </table:table-cell>
          <table:table-cell table:style-name="ce49" office:value-type="string" calcext:value-type="string">
            <text:p>mA</text:p>
          </table:table-cell>
          <table:table-cell table:number-columns-repeated="3"/>
        </table:table-row>
        <table:table-row table:style-name="ro1">
          <table:table-cell/>
          <table:table-cell table:style-name="ce34" office:value-type="string" calcext:value-type="string">
            <text:p>Total on 3.3V</text:p>
          </table:table-cell>
          <table:table-cell table:style-name="ce32" table:formula="of:=[.C18]-[.C16]" office:value-type="float" office:value="510" calcext:value-type="float">
            <text:p>510</text:p>
          </table:table-cell>
          <table:table-cell table:style-name="ce40" office:value-type="string" calcext:value-type="string">
            <text:p>mA</text:p>
          </table:table-cell>
          <table:table-cell table:style-name="ce32" office:value-type="string" calcext:value-type="string">
            <text:p>→ use in calc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A</text:p>
          </table:table-cell>
        </table:table-row>
        <table:table-row table:style-name="ro1">
          <table:table-cell/>
          <table:table-cell table:style-name="ce34" office:value-type="string" calcext:value-type="string">
            <text:p>Total on 5+3,3V</text:p>
          </table:table-cell>
          <table:table-cell table:style-name="ce32" table:formula="of:=SUM([.B2:.B9])" office:value-type="float" office:value="629" calcext:value-type="float">
            <text:p>629</text:p>
          </table:table-cell>
          <table:table-cell table:style-name="ce40" office:value-type="string" calcext:value-type="string">
            <text:p>mA</text:p>
          </table:table-cell>
          <table:table-cell table:number-columns-repeated="3"/>
        </table:table-row>
        <table:table-row table:style-name="ro1">
          <table:table-cell/>
          <table:table-cell table:style-name="ce46" office:value-type="string" calcext:value-type="string">
            <text:p>Total from DC</text:p>
          </table:table-cell>
          <table:table-cell table:style-name="ce48" table:formula="of:=[.B13]+[.B11]+[.C18]+[.B12]" office:value-type="float" office:value="4639" calcext:value-type="float">
            <text:p>4639</text:p>
          </table:table-cell>
          <table:table-cell table:style-name="ce50" office:value-type="string" calcext:value-type="string">
            <text:p>mA</text:p>
          </table:table-cell>
          <table:table-cell table:number-columns-repeated="3"/>
        </table:table-row>
      </table:table>
      <table:table table:name="handle-module-nominals" table:style-name="ta1">
        <table:table-column table:style-name="co8" table:default-cell-style-name="Default"/>
        <table:table-column table:style-name="co1" table:number-columns-repeated="7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harger IN, M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&gt;</text:p>
          </table:table-cell>
          <table:table-cell table:style-name="ce32" table:formula="of:=[.B24]*SQRT([.B31]*(1-[.B31]))" office:value-type="float" office:value="0.432" calcext:value-type="float">
            <text:p>0,432</text:p>
          </table:table-cell>
          <table:table-cell table:style-name="ce3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rger IN, MAX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&gt;</text:p>
          </table:table-cell>
          <table:table-cell table:style-name="ce32" table:formula="of:=[.B24]*SQRT([.D31]*(1-[.D31]))" office:value-type="float" office:value="0.538822596408131" calcext:value-type="float">
            <text:p>0,538822596408131</text:p>
          </table:table-cell>
          <table:table-cell table:style-name="ce3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style-name="ce55" office:value-type="string" calcext:value-type="string">
            <text:p>ACDET</text:p>
          </table:table-cell>
          <table:table-cell table:number-columns-repeated="7"/>
        </table:table-row>
        <table:table-row table:style-name="ro1">
          <table:table-cell table:style-name="ce37" office:value-type="string" calcext:value-type="string">
            <text:p>Vacdet</text:p>
          </table:table-cell>
          <table:table-cell table:style-name="ce37" office:value-type="float" office:value="2.4" calcext:value-type="float">
            <text:p>2,4</text:p>
          </table:table-cell>
          <table:table-cell table:style-name="ce37" office:value-type="string" calcext:value-type="string">
            <text:p>V</text:p>
          </table:table-cell>
          <table:table-cell table:style-name="ce37" office:value-type="string" calcext:value-type="string">
            <text:p>MAX: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string" calcext:value-type="string">
            <text:p>V</text:p>
          </table:table-cell>
          <table:table-cell table:style-name="ce37" table:number-columns-repeated="2"/>
          <table:table-cell table:style-name="ce39"/>
          <table:table-cell table:number-columns-repeated="2"/>
        </table:table-row>
        <table:table-row table:style-name="ro1">
          <table:table-cell office:value-type="string" calcext:value-type="string">
            <text:p>Rup</text:p>
          </table:table-cell>
          <table:table-cell table:style-name="ce43" office:value-type="float" office:value="100000" calcext:value-type="float">
            <text:p>100000</text:p>
          </table:table-cell>
          <table:table-cell table:style-name="ce75" office:value-type="string" calcext:value-type="string">
            <text:p>Ω</text:p>
          </table:table-cell>
          <table:table-cell table:number-columns-repeated="5"/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Rdn</text:p>
          </table:table-cell>
          <table:table-cell table:formula="of:=[.B5]*[.B6]/ ([.B1]-[.B5])" office:value-type="float" office:value="42857.1428571429" calcext:value-type="float">
            <text:p>42857,1428571429</text:p>
          </table:table-cell>
          <table:table-cell table:style-name="ce53" office:value-type="string" calcext:value-type="string">
            <text:p>Ω</text:p>
          </table:table-cell>
          <table:table-cell office:value-type="string" calcext:value-type="string">
            <text:p>use</text:p>
          </table:table-cell>
          <table:table-cell table:style-name="ce43" office:value-type="float" office:value="45000" calcext:value-type="float">
            <text:p>45000</text:p>
          </table:table-cell>
          <table:table-cell table:style-name="ce75" office:value-type="string" calcext:value-type="string">
            <text:p>Ω</text:p>
          </table:table-cell>
          <table:table-cell office:value-type="string" calcext:value-type="string">
            <text:p>→</text:p>
          </table:table-cell>
          <table:table-cell table:style-name="ce32" table:formula="of:=COM.MICROSOFT.CONCAT(ROUND([.B1]*[.E7]/([.B6]+[.E7]);3); &quot;...&quot;; ROUND([.B2]*[.E7]/([.B6]+[.E7]);3))" office:value-type="string" office:string-value="2,483...3,724" calcext:value-type="string">
            <text:p>2,483...3,724</text:p>
          </table:table-cell>
          <table:table-cell table:style-name="ce40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tarts on</text:p>
          </table:table-cell>
          <table:table-cell table:style-name="ce32" table:formula="of:=ROUND([.B5] * ([.E7]+[.B6])/[.E7];2)" office:value-type="float" office:value="7.73" calcext:value-type="float">
            <text:p>7,73</text:p>
          </table:table-cell>
          <table:table-cell table:style-name="ce32" office:value-type="string" calcext:value-type="string">
            <text:p>V</text:p>
          </table:table-cell>
          <table:table-cell table:style-name="ce41"/>
          <table:table-cell table:number-columns-repeated="2"/>
        </table:table-row>
        <table:table-row table:style-name="ro1">
          <table:table-cell table:style-name="ce38" table:number-columns-repeated="5"/>
          <table:table-cell table:style-name="ce38" office:value-type="string" calcext:value-type="string">
            <text:p>max IN</text:p>
          </table:table-cell>
          <table:table-cell table:style-name="ce48" table:formula="of:=ROUND([.E5] * ([.E7]+[.B6])/[.E7];2)" office:value-type="float" office:value="22.56" calcext:value-type="float">
            <text:p>22,56</text:p>
          </table:table-cell>
          <table:table-cell table:style-name="ce38" office:value-type="string" calcext:value-type="string">
            <text:p>V</text:p>
          </table:table-cell>
          <table:table-cell table:style-name="ce42"/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3"/>
          <table:table-cell table:style-name="ce55" office:value-type="string" calcext:value-type="string">
            <text:p>ILIM</text:p>
          </table:table-cell>
          <table:table-cell table:number-columns-repeated="7"/>
        </table:table-row>
        <table:table-row table:style-name="ro1">
          <table:table-cell table:style-name="ce37" office:value-type="string" calcext:value-type="string">
            <text:p>Vilim min</text:p>
          </table:table-cell>
          <table:table-cell table:style-name="ce37" office:value-type="float" office:value="0.12" calcext:value-type="float">
            <text:p>0,12</text:p>
          </table:table-cell>
          <table:table-cell table:style-name="ce37" office:value-type="string" calcext:value-type="string">
            <text:p>V</text:p>
          </table:table-cell>
          <table:table-cell table:style-name="ce37" table:number-columns-repeated="5"/>
          <table:table-cell table:style-name="ce39"/>
          <table:table-cell table:number-columns-repeated="2"/>
        </table:table-row>
        <table:table-row table:style-name="ro1">
          <table:table-cell office:value-type="string" calcext:value-type="string">
            <text:p>Rsence</text:p>
          </table:table-cell>
          <table:table-cell office:value-type="float" office:value="0.01" calcext:value-type="float">
            <text:p>0,01</text:p>
          </table:table-cell>
          <table:table-cell table:style-name="ce53" office:value-type="string" calcext:value-type="string">
            <text:p>Ω</text:p>
          </table:table-cell>
          <table:table-cell table:number-columns-repeated="5"/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I charge, part of C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&gt;</text:p>
          </table:table-cell>
          <table:table-cell table:style-name="ce32" table:formula="of:=[$'handle-module-power'.B19]/1000*[.B15]" office:value-type="float" office:value="0.9" calcext:value-type="float">
            <text:p>0,9</text:p>
          </table:table-cell>
          <table:table-cell table:style-name="ce32" office:value-type="string" calcext:value-type="string">
            <text:p>A</text:p>
          </table:table-cell>
          <table:table-cell table:number-columns-repeated="2"/>
          <table:table-cell table:style-name="ce41"/>
          <table:table-cell table:number-columns-repeated="2"/>
        </table:table-row>
        <table:table-row table:style-name="ro1">
          <table:table-cell/>
          <table:table-cell table:style-name="ce32" table:number-columns-repeated="2"/>
          <table:table-cell table:number-columns-repeated="5"/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I charge, selected</text:p>
          </table:table-cell>
          <table:table-cell table:formula="of:=ROUND([.E15];1)" office:value-type="float" office:value="0.9" calcext:value-type="float">
            <text:p>0,9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Vilim</text:p>
          </table:table-cell>
          <table:table-cell table:style-name="ce32" table:formula="of:=[.B17]*20*[.B14]" office:value-type="float" office:value="0.18" calcext:value-type="float">
            <text:p>0,18</text:p>
          </table:table-cell>
          <table:table-cell table:style-name="ce32" office:value-type="string" calcext:value-type="string">
            <text:p>V</text:p>
          </table:table-cell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I discharge</text:p>
          </table:table-cell>
          <table:table-cell table:formula="of:=ROUND([$'handle-module-power'.G14]/1000*[.E18];2)" office:value-type="float" office:value="0.3" calcext:value-type="float">
            <text:p>0,3</text:p>
          </table:table-cell>
          <table:table-cell office:value-type="string" calcext:value-type="string">
            <text:p>A</text:p>
          </table:table-cell>
          <table:table-cell table:style-name="ce32" office:value-type="string" calcext:value-type="string">
            <text:p>K</text:p>
          </table:table-cell>
          <table:table-cell table:style-name="ce32" office:value-type="float" office:value="5" calcext:value-type="float">
            <text:p>5</text:p>
          </table:table-cell>
          <table:table-cell office:value-type="string" calcext:value-type="string">
            <text:p>Vilim</text:p>
          </table:table-cell>
          <table:table-cell table:style-name="ce32" table:formula="of:=[.B18]*5*[.B14]" office:value-type="float" office:value="0.015" calcext:value-type="float">
            <text:p>0,015</text:p>
          </table:table-cell>
          <table:table-cell table:style-name="ce32" office:value-type="string" calcext:value-type="string">
            <text:p>V</text:p>
          </table:table-cell>
          <table:table-cell table:style-name="ce41"/>
          <table:table-cell table:number-columns-repeated="2"/>
        </table:table-row>
        <table:table-row table:style-name="ro1">
          <table:table-cell table:number-columns-repeated="3"/>
          <table:table-cell table:style-name="ce32" office:value-type="string" calcext:value-type="string">
            <text:p>K</text:p>
          </table:table-cell>
          <table:table-cell table:style-name="ce32" office:value-type="float" office:value="1.2" calcext:value-type="float">
            <text:p>1,2</text:p>
          </table:table-cell>
          <table:table-cell office:value-type="string" calcext:value-type="string">
            <text:p>use:</text:p>
          </table:table-cell>
          <table:table-cell table:style-name="ce43" table:formula="of:=MAX([.G17];[.G18];[.B13])*[.E19]" office:value-type="float" office:value="0.216" calcext:value-type="float">
            <text:p>0,216</text:p>
          </table:table-cell>
          <table:table-cell table:style-name="ce44" office:value-type="string" calcext:value-type="string">
            <text:p>V</text:p>
          </table:table-cell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Rup</text:p>
          </table:table-cell>
          <table:table-cell table:style-name="ce43" office:value-type="float" office:value="100000" calcext:value-type="float">
            <text:p>100000</text:p>
          </table:table-cell>
          <table:table-cell table:style-name="ce75" office:value-type="string" calcext:value-type="string">
            <text:p>Ω</text:p>
          </table:table-cell>
          <table:table-cell table:number-columns-repeated="5"/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Rdn</text:p>
          </table:table-cell>
          <table:table-cell table:formula="of:=[.G19]*[.B6]/ (3.3-[.G19])" office:value-type="float" office:value="7003.89105058366" calcext:value-type="float">
            <text:p>7003,89105058366</text:p>
          </table:table-cell>
          <table:table-cell table:style-name="ce53" office:value-type="string" calcext:value-type="string">
            <text:p>Ω</text:p>
          </table:table-cell>
          <table:table-cell office:value-type="string" calcext:value-type="string">
            <text:p>use</text:p>
          </table:table-cell>
          <table:table-cell table:style-name="ce43" office:value-type="float" office:value="7000" calcext:value-type="float">
            <text:p>7000</text:p>
          </table:table-cell>
          <table:table-cell table:style-name="ce75" office:value-type="string" calcext:value-type="string">
            <text:p>Ω</text:p>
          </table:table-cell>
          <table:table-cell office:value-type="string" calcext:value-type="string">
            <text:p>→</text:p>
          </table:table-cell>
          <table:table-cell table:style-name="ce32" table:formula="of:=ROUND(3.3*[.E21]/([.B20]+[.E21]);3)" office:value-type="float" office:value="0.216" calcext:value-type="float">
            <text:p>0,216</text:p>
          </table:table-cell>
          <table:table-cell table:style-name="ce78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Result:</text:p>
          </table:table-cell>
          <table:table-cell table:number-columns-repeated="7"/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MAX I charge</text:p>
          </table:table-cell>
          <table:table-cell table:style-name="ce32" table:formula="of:=[.H21]/(20*[.B14])" office:value-type="float" office:value="1.08" calcext:value-type="float">
            <text:p>1,08</text:p>
          </table:table-cell>
          <table:table-cell table:style-name="ce32" office:value-type="string" calcext:value-type="string">
            <text:p>A</text:p>
          </table:table-cell>
          <table:table-cell table:style-name="ce32" table:formula="of:=COM.MICROSOFT.CONCAT([.B24]/['handle-module-power'.B19]*1000;&quot;C&quot;)" office:value-type="string" office:string-value="0,6C" calcext:value-type="string">
            <text:p>0,6C</text:p>
          </table:table-cell>
          <table:table-cell table:number-columns-repeated="4"/>
          <table:table-cell table:style-name="ce41"/>
          <table:table-cell table:number-columns-repeated="2"/>
        </table:table-row>
        <table:table-row table:style-name="ro1">
          <table:table-cell table:style-name="ce38" office:value-type="string" calcext:value-type="string">
            <text:p>MAX I discharge</text:p>
          </table:table-cell>
          <table:table-cell table:style-name="ce48" table:formula="of:=[.H21]/(5*[.B14])" office:value-type="float" office:value="4.32" calcext:value-type="float">
            <text:p>4,32</text:p>
          </table:table-cell>
          <table:table-cell table:style-name="ce48" office:value-type="string" calcext:value-type="string">
            <text:p>A</text:p>
          </table:table-cell>
          <table:table-cell table:style-name="ce38" table:number-columns-repeated="5"/>
          <table:table-cell table:style-name="ce42"/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style-name="ce55" office:value-type="string" calcext:value-type="string">
            <text:p>Inductor</text:p>
          </table:table-cell>
          <table:table-cell table:number-columns-repeated="5"/>
          <table:table-cell table:style-name="ce55" office:value-type="string" calcext:value-type="string">
            <text:p>MOSFETS</text:p>
          </table:table-cell>
          <table:table-cell table:number-columns-repeated="3"/>
        </table:table-row>
        <table:table-row table:style-name="ro1">
          <table:table-cell table:style-name="ce37" office:value-type="string" calcext:value-type="string">
            <text:p>Vbat</text:p>
          </table:table-cell>
          <table:table-cell table:style-name="ce37" table:formula="of:=3.2*2" office:value-type="float" office:value="6.4" calcext:value-type="float">
            <text:p>6,4</text:p>
          </table:table-cell>
          <table:table-cell table:style-name="ce37" office:value-type="string" calcext:value-type="string">
            <text:p>V</text:p>
          </table:table-cell>
          <table:table-cell table:style-name="ce39"/>
          <table:table-cell/>
          <table:table-cell table:style-name="ce54" office:value-type="string" calcext:value-type="string">
            <text:p>Rdson</text:p>
          </table:table-cell>
          <table:table-cell table:style-name="ce47" office:value-type="float" office:value="0.04" calcext:value-type="float">
            <text:p>0,04</text:p>
          </table:table-cell>
          <table:table-cell table:style-name="ce76" office:value-type="string" calcext:value-type="string">
            <text:p>Ω</text:p>
          </table:table-cell>
          <table:table-cell table:style-name="ce37" office:value-type="string" calcext:value-type="string">
            <text:p>Qsw</text:p>
          </table:table-cell>
          <table:table-cell table:style-name="ce47" table:formula="of:=(1.1 + 0.8/2)/1000000000" office:value-type="float" office:value="0.0000000015" calcext:value-type="float">
            <text:p>0,0000000015</text:p>
          </table:table-cell>
          <table:table-cell table:style-name="ce49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style-name="ce32" table:formula="of:=[.B30]/[.B1]" office:value-type="float" office:value="0.8" calcext:value-type="float">
            <text:p>0,8</text:p>
          </table:table-cell>
          <table:table-cell office:value-type="string" calcext:value-type="string">
            <text:p>….</text:p>
          </table:table-cell>
          <table:table-cell table:style-name="ce40" table:formula="of:=ROUND([.B30]/[.B2];3)" office:value-type="float" office:value="0.533" calcext:value-type="float">
            <text:p>0,533</text:p>
          </table:table-cell>
          <table:table-cell/>
          <table:table-cell table:style-name="ce34" office:value-type="string" calcext:value-type="string">
            <text:p>Vregn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string" calcext:value-type="string">
            <text:p>V</text:p>
          </table:table-cell>
          <table:table-cell office:value-type="string" calcext:value-type="string">
            <text:p>Vplateu</text:p>
          </table:table-cell>
          <table:table-cell table:style-name="ce32" office:value-type="float" office:value="3" calcext:value-type="float">
            <text:p>3</text:p>
          </table:table-cell>
          <table:table-cell table:style-name="ce40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Hz</text:p>
          </table:table-cell>
          <table:table-cell table:style-name="ce41"/>
          <table:table-cell/>
          <table:table-cell table:style-name="ce34" office:value-type="string" calcext:value-type="string">
            <text:p>Rds_hion</text:p>
          </table:table-cell>
          <table:table-cell office:value-type="float" office:value="6" calcext:value-type="float">
            <text:p>6</text:p>
          </table:table-cell>
          <table:table-cell table:style-name="ce53" office:value-type="string" calcext:value-type="string">
            <text:p>Ω</text:p>
          </table:table-cell>
          <table:table-cell office:value-type="string" calcext:value-type="string">
            <text:p>Rds_hioff</text:p>
          </table:table-cell>
          <table:table-cell office:value-type="float" office:value="0.9" calcext:value-type="float">
            <text:p>0,9</text:p>
          </table:table-cell>
          <table:table-cell table:style-name="ce79" office:value-type="string" calcext:value-type="string">
            <text:p>Ω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32" office:value-type="float" office:value="8.2" calcext:value-type="float">
            <text:p>8,2</text:p>
          </table:table-cell>
          <table:table-cell table:style-name="ce32" office:value-type="string" calcext:value-type="string">
            <text:p>uH</text:p>
          </table:table-cell>
          <table:table-cell table:style-name="ce41"/>
          <table:table-cell/>
          <table:table-cell table:style-name="ce34" office:value-type="string" calcext:value-type="string">
            <text:p>Ion</text:p>
          </table:table-cell>
          <table:table-cell table:formula="of:=([.G31]-[.J31])/[.G32]" office:value-type="float" office:value="0.5" calcext:value-type="float">
            <text:p>0,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off</text:p>
          </table:table-cell>
          <table:table-cell table:formula="of:=[.J31]/[.J32]" office:value-type="float" office:value="3.33333333333333" calcext:value-type="float">
            <text:p>3,33333333333333</text:p>
          </table:table-cell>
          <table:table-cell table:style-name="ce41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ripple [Vin MIN]</text:p>
          </table:table-cell>
          <table:table-cell table:formula="of:=[.B1]*[.B31]*(1-[.B31])/([.B32]*[.B33]/1000000)" office:value-type="float" office:value="0.195121951219512" calcext:value-type="float">
            <text:p>0,195121951219512</text:p>
          </table:table-cell>
          <table:table-cell office:value-type="string" calcext:value-type="string">
            <text:p>A</text:p>
          </table:table-cell>
          <table:table-cell table:style-name="ce41"/>
          <table:table-cell/>
          <table:table-cell table:style-name="ce34" office:value-type="string" calcext:value-type="string">
            <text:p>Tgo-on</text:p>
          </table:table-cell>
          <table:table-cell table:formula="of:=[.J30]/[.G33]" office:value-type="float" office:value="0.000000003" calcext:value-type="float">
            <text:p>0,000000003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Tgo-off</text:p>
          </table:table-cell>
          <table:table-cell table:formula="of:=[.J30]/[.J33]" office:value-type="float" office:value="0.00000000045" calcext:value-type="float">
            <text:p>4,5E-10</text:p>
          </table:table-cell>
          <table:table-cell table:style-name="ce41"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Iripple [Vin MIN]</text:p>
          </table:table-cell>
          <table:table-cell table:formula="of:=[.B2]*[.D31]*(1-[.D31])/([.B32]*[.B33]/1000000)" office:value-type="float" office:value="0.455325" calcext:value-type="float">
            <text:p>0,455325</text:p>
          </table:table-cell>
          <table:table-cell office:value-type="string" calcext:value-type="string">
            <text:p>A</text:p>
          </table:table-cell>
          <table:table-cell table:style-name="ce41"/>
          <table:table-cell/>
          <table:table-cell table:style-name="ce33" office:value-type="string" calcext:value-type="string">
            <text:p>Ptop</text:p>
          </table:table-cell>
          <table:table-cell table:style-name="ce47" table:formula="of:=ROUND([.B31]*[.B24]*[.B24]*[.G30]+1/2*[.B1]*[.B24]*([.G34]+[.J34])*[.B32];3)" office:value-type="float" office:value="0.049" calcext:value-type="float">
            <text:p>0,049</text:p>
          </table:table-cell>
          <table:table-cell table:style-name="ce49" office:value-type="string" calcext:value-type="string">
            <text:p>W</text:p>
          </table:table-cell>
          <table:table-cell table:number-columns-repeated="2"/>
          <table:table-cell table:style-name="ce41"/>
        </table:table-row>
        <table:table-row table:style-name="ro1">
          <table:table-cell table:style-name="ce43" office:value-type="string" calcext:value-type="string">
            <text:p>L Isat &gt;=</text:p>
          </table:table-cell>
          <table:table-cell table:style-name="ce56" table:formula="of:=ROUND([.B17]+MAX([.B34];[.B35])/2;2)" office:value-type="float" office:value="1.13" calcext:value-type="float">
            <text:p>1,13</text:p>
          </table:table-cell>
          <table:table-cell table:style-name="ce44" office:value-type="string" calcext:value-type="string">
            <text:p>A</text:p>
          </table:table-cell>
          <table:table-cell table:style-name="ce42"/>
          <table:table-cell/>
          <table:table-cell table:style-name="ce46" office:value-type="string" calcext:value-type="string">
            <text:p>Pbuttom</text:p>
          </table:table-cell>
          <table:table-cell table:style-name="ce48" table:formula="of:=COM.MICROSOFT.CONCAT(ROUND((1-[.B31])*[.B24]*[.B24]*[.G30]; 3);&quot;...&quot;;ROUND((1-[.D31])*[.B24]*[.B24]*[.G30];3))" office:value-type="string" office:string-value="0,009...0,022" calcext:value-type="string">
            <text:p>0,009...0,022</text:p>
          </table:table-cell>
          <table:table-cell table:style-name="ce50" office:value-type="string" calcext:value-type="string">
            <text:p>W</text:p>
          </table:table-cell>
          <table:table-cell table:style-name="ce38" table:number-columns-repeated="2"/>
          <table:table-cell table:style-name="ce42"/>
        </table:table-row>
      </table:table>
      <table:table table:name="outdoor-module-nominals" table:style-name="ta1">
        <table:table-column table:style-name="co8" table:default-cell-style-name="Default"/>
        <table:table-column table:style-name="co1" table:number-columns-repeated="7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harger IN, M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&gt;</text:p>
          </table:table-cell>
          <table:table-cell table:style-name="ce32" table:formula="of:=[.B24]*SQRT([.B31]*(1-[.B31]))" office:value-type="float" office:value="0.448" calcext:value-type="float">
            <text:p>0,448</text:p>
          </table:table-cell>
          <table:table-cell table:style-name="ce3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rger IN, MAX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&gt;</text:p>
          </table:table-cell>
          <table:table-cell table:style-name="ce32" table:formula="of:=[.B24]*SQRT([.D31]*(1-[.D31]))" office:value-type="float" office:value="0.558778988867692" calcext:value-type="float">
            <text:p>0,558778988867692</text:p>
          </table:table-cell>
          <table:table-cell table:style-name="ce3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style-name="ce55" office:value-type="string" calcext:value-type="string">
            <text:p>ACDET</text:p>
          </table:table-cell>
          <table:table-cell table:number-columns-repeated="7"/>
        </table:table-row>
        <table:table-row table:style-name="ro1">
          <table:table-cell table:style-name="ce37" office:value-type="string" calcext:value-type="string">
            <text:p>Vacdet</text:p>
          </table:table-cell>
          <table:table-cell table:style-name="ce37" office:value-type="float" office:value="2.4" calcext:value-type="float">
            <text:p>2,4</text:p>
          </table:table-cell>
          <table:table-cell table:style-name="ce37" office:value-type="string" calcext:value-type="string">
            <text:p>V</text:p>
          </table:table-cell>
          <table:table-cell table:style-name="ce37" office:value-type="string" calcext:value-type="string">
            <text:p>MAX: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string" calcext:value-type="string">
            <text:p>V</text:p>
          </table:table-cell>
          <table:table-cell table:style-name="ce37" table:number-columns-repeated="2"/>
          <table:table-cell table:style-name="ce39"/>
          <table:table-cell table:number-columns-repeated="2"/>
        </table:table-row>
        <table:table-row table:style-name="ro1">
          <table:table-cell office:value-type="string" calcext:value-type="string">
            <text:p>Rup</text:p>
          </table:table-cell>
          <table:table-cell table:style-name="ce43" office:value-type="float" office:value="100000" calcext:value-type="float">
            <text:p>100000</text:p>
          </table:table-cell>
          <table:table-cell table:style-name="ce75" office:value-type="string" calcext:value-type="string">
            <text:p>Ω</text:p>
          </table:table-cell>
          <table:table-cell table:number-columns-repeated="5"/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Rdn</text:p>
          </table:table-cell>
          <table:table-cell table:formula="of:=[.B5]*[.B6]/ ([.B1]-[.B5])" office:value-type="float" office:value="42857.1428571429" calcext:value-type="float">
            <text:p>42857,1428571429</text:p>
          </table:table-cell>
          <table:table-cell table:style-name="ce53" office:value-type="string" calcext:value-type="string">
            <text:p>Ω</text:p>
          </table:table-cell>
          <table:table-cell office:value-type="string" calcext:value-type="string">
            <text:p>use</text:p>
          </table:table-cell>
          <table:table-cell table:style-name="ce43" office:value-type="float" office:value="45000" calcext:value-type="float">
            <text:p>45000</text:p>
          </table:table-cell>
          <table:table-cell table:style-name="ce75" office:value-type="string" calcext:value-type="string">
            <text:p>Ω</text:p>
          </table:table-cell>
          <table:table-cell office:value-type="string" calcext:value-type="string">
            <text:p>→</text:p>
          </table:table-cell>
          <table:table-cell table:style-name="ce32" table:formula="of:=COM.MICROSOFT.CONCAT(ROUND([.B1]*[.E7]/([.B6]+[.E7]);3); &quot;...&quot;; ROUND([.B2]*[.E7]/([.B6]+[.E7]);3))" office:value-type="string" office:string-value="2,483...3,724" calcext:value-type="string">
            <text:p>2,483...3,724</text:p>
          </table:table-cell>
          <table:table-cell table:style-name="ce40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tarts on</text:p>
          </table:table-cell>
          <table:table-cell table:style-name="ce32" table:formula="of:=ROUND([.B5] * ([.E7]+[.B6])/[.E7];2)" office:value-type="float" office:value="7.73" calcext:value-type="float">
            <text:p>7,73</text:p>
          </table:table-cell>
          <table:table-cell table:style-name="ce32" office:value-type="string" calcext:value-type="string">
            <text:p>V</text:p>
          </table:table-cell>
          <table:table-cell table:style-name="ce41"/>
          <table:table-cell table:number-columns-repeated="2"/>
        </table:table-row>
        <table:table-row table:style-name="ro1">
          <table:table-cell table:style-name="ce38" table:number-columns-repeated="5"/>
          <table:table-cell table:style-name="ce38" office:value-type="string" calcext:value-type="string">
            <text:p>max IN</text:p>
          </table:table-cell>
          <table:table-cell table:style-name="ce48" table:formula="of:=ROUND([.E5] * ([.E7]+[.B6])/[.E7];2)" office:value-type="float" office:value="22.56" calcext:value-type="float">
            <text:p>22,56</text:p>
          </table:table-cell>
          <table:table-cell table:style-name="ce38" office:value-type="string" calcext:value-type="string">
            <text:p>V</text:p>
          </table:table-cell>
          <table:table-cell table:style-name="ce42"/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3"/>
          <table:table-cell table:style-name="ce55" office:value-type="string" calcext:value-type="string">
            <text:p>ILIM</text:p>
          </table:table-cell>
          <table:table-cell table:number-columns-repeated="7"/>
        </table:table-row>
        <table:table-row table:style-name="ro1">
          <table:table-cell table:style-name="ce37" office:value-type="string" calcext:value-type="string">
            <text:p>Vilim min</text:p>
          </table:table-cell>
          <table:table-cell table:style-name="ce37" office:value-type="float" office:value="0.12" calcext:value-type="float">
            <text:p>0,12</text:p>
          </table:table-cell>
          <table:table-cell table:style-name="ce37" office:value-type="string" calcext:value-type="string">
            <text:p>V</text:p>
          </table:table-cell>
          <table:table-cell table:style-name="ce37" table:number-columns-repeated="3"/>
          <table:table-cell table:style-name="ce47" office:value-type="string" calcext:value-type="string">
            <text:p>Vbase ILIM</text:p>
          </table:table-cell>
          <table:table-cell table:style-name="ce47" office:value-type="float" office:value="5" calcext:value-type="float">
            <text:p>5</text:p>
          </table:table-cell>
          <table:table-cell table:style-name="ce49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ence</text:p>
          </table:table-cell>
          <table:table-cell office:value-type="float" office:value="0.01" calcext:value-type="float">
            <text:p>0,01</text:p>
          </table:table-cell>
          <table:table-cell table:style-name="ce53" office:value-type="string" calcext:value-type="string">
            <text:p>Ω</text:p>
          </table:table-cell>
          <table:table-cell table:number-columns-repeated="5"/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I charge, part of C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&gt;</text:p>
          </table:table-cell>
          <table:table-cell table:style-name="ce32" table:formula="of:=[$'outdoor-module-power'.B16]/1000*[.B15]" office:value-type="float" office:value="0.9" calcext:value-type="float">
            <text:p>0,9</text:p>
          </table:table-cell>
          <table:table-cell table:style-name="ce32" office:value-type="string" calcext:value-type="string">
            <text:p>A</text:p>
          </table:table-cell>
          <table:table-cell table:number-columns-repeated="2"/>
          <table:table-cell table:style-name="ce41"/>
          <table:table-cell table:number-columns-repeated="2"/>
        </table:table-row>
        <table:table-row table:style-name="ro1">
          <table:table-cell/>
          <table:table-cell table:style-name="ce32" table:number-columns-repeated="2"/>
          <table:table-cell table:number-columns-repeated="5"/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I charge, selected</text:p>
          </table:table-cell>
          <table:table-cell table:formula="of:=ROUND([.E15];1)" office:value-type="float" office:value="0.9" calcext:value-type="float">
            <text:p>0,9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Vilim</text:p>
          </table:table-cell>
          <table:table-cell table:style-name="ce32" table:formula="of:=[.B17]*20*[.B14]" office:value-type="float" office:value="0.18" calcext:value-type="float">
            <text:p>0,18</text:p>
          </table:table-cell>
          <table:table-cell table:style-name="ce32" office:value-type="string" calcext:value-type="string">
            <text:p>V</text:p>
          </table:table-cell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I discharge</text:p>
          </table:table-cell>
          <table:table-cell table:formula="of:=ROUND([$'outdoor-module-power'.G13]/1000*[.E18];2)" office:value-type="float" office:value="0.07" calcext:value-type="float">
            <text:p>0,07</text:p>
          </table:table-cell>
          <table:table-cell office:value-type="string" calcext:value-type="string">
            <text:p>A</text:p>
          </table:table-cell>
          <table:table-cell table:style-name="ce32" office:value-type="string" calcext:value-type="string">
            <text:p>K</text:p>
          </table:table-cell>
          <table:table-cell table:style-name="ce32" office:value-type="float" office:value="5" calcext:value-type="float">
            <text:p>5</text:p>
          </table:table-cell>
          <table:table-cell office:value-type="string" calcext:value-type="string">
            <text:p>Vilim</text:p>
          </table:table-cell>
          <table:table-cell table:style-name="ce32" table:formula="of:=[.B17]*5*[.B14]" office:value-type="float" office:value="0.045" calcext:value-type="float">
            <text:p>0,045</text:p>
          </table:table-cell>
          <table:table-cell table:style-name="ce32" office:value-type="string" calcext:value-type="string">
            <text:p>V</text:p>
          </table:table-cell>
          <table:table-cell table:style-name="ce41"/>
          <table:table-cell table:number-columns-repeated="2"/>
        </table:table-row>
        <table:table-row table:style-name="ro1">
          <table:table-cell table:number-columns-repeated="3"/>
          <table:table-cell table:style-name="ce32" office:value-type="string" calcext:value-type="string">
            <text:p>K</text:p>
          </table:table-cell>
          <table:table-cell table:style-name="ce32" office:value-type="float" office:value="1.2" calcext:value-type="float">
            <text:p>1,2</text:p>
          </table:table-cell>
          <table:table-cell office:value-type="string" calcext:value-type="string">
            <text:p>use:</text:p>
          </table:table-cell>
          <table:table-cell table:style-name="ce43" table:formula="of:=MAX([.G17];[.G18];[.B13])*[.E19]" office:value-type="float" office:value="0.216" calcext:value-type="float">
            <text:p>0,216</text:p>
          </table:table-cell>
          <table:table-cell table:style-name="ce44" office:value-type="string" calcext:value-type="string">
            <text:p>V</text:p>
          </table:table-cell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Rup</text:p>
          </table:table-cell>
          <table:table-cell table:style-name="ce43" office:value-type="float" office:value="100000" calcext:value-type="float">
            <text:p>100000</text:p>
          </table:table-cell>
          <table:table-cell table:style-name="ce75" office:value-type="string" calcext:value-type="string">
            <text:p>Ω</text:p>
          </table:table-cell>
          <table:table-cell table:number-columns-repeated="5"/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Rdn</text:p>
          </table:table-cell>
          <table:table-cell table:formula="of:=[.G19]*[.B6]/ ([.H13]-[.G19])" office:value-type="float" office:value="4515.05016722408" calcext:value-type="float">
            <text:p>4515,05016722408</text:p>
          </table:table-cell>
          <table:table-cell table:style-name="ce53" office:value-type="string" calcext:value-type="string">
            <text:p>Ω</text:p>
          </table:table-cell>
          <table:table-cell office:value-type="string" calcext:value-type="string">
            <text:p>use</text:p>
          </table:table-cell>
          <table:table-cell table:style-name="ce43" office:value-type="float" office:value="4700" calcext:value-type="float">
            <text:p>4700</text:p>
          </table:table-cell>
          <table:table-cell table:style-name="ce75" office:value-type="string" calcext:value-type="string">
            <text:p>Ω</text:p>
          </table:table-cell>
          <table:table-cell office:value-type="string" calcext:value-type="string">
            <text:p>→</text:p>
          </table:table-cell>
          <table:table-cell table:style-name="ce32" table:formula="of:=ROUND([.H13]*[.E21]/([.B20]+[.E21]);3)" office:value-type="float" office:value="0.224" calcext:value-type="float">
            <text:p>0,224</text:p>
          </table:table-cell>
          <table:table-cell table:style-name="ce78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Result:</text:p>
          </table:table-cell>
          <table:table-cell table:number-columns-repeated="7"/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MAX I charge</text:p>
          </table:table-cell>
          <table:table-cell table:style-name="ce32" table:formula="of:=[.H21]/(20*[.B14])" office:value-type="float" office:value="1.12" calcext:value-type="float">
            <text:p>1,12</text:p>
          </table:table-cell>
          <table:table-cell table:style-name="ce32" office:value-type="string" calcext:value-type="string">
            <text:p>A</text:p>
          </table:table-cell>
          <table:table-cell table:style-name="ce32" table:formula="of:=COM.MICROSOFT.CONCAT(ROUND([.B24]/['outdoor-module-power'.B16]*1000; 2);&quot;C&quot;)" office:value-type="string" office:string-value="0,62C" calcext:value-type="string">
            <text:p>0,62C</text:p>
          </table:table-cell>
          <table:table-cell table:number-columns-repeated="4"/>
          <table:table-cell table:style-name="ce41"/>
          <table:table-cell table:number-columns-repeated="2"/>
        </table:table-row>
        <table:table-row table:style-name="ro1">
          <table:table-cell table:style-name="ce38" office:value-type="string" calcext:value-type="string">
            <text:p>MAX I discharge</text:p>
          </table:table-cell>
          <table:table-cell table:style-name="ce48" table:formula="of:=[.H21]/(5*[.B14])" office:value-type="float" office:value="4.48" calcext:value-type="float">
            <text:p>4,48</text:p>
          </table:table-cell>
          <table:table-cell table:style-name="ce48" office:value-type="string" calcext:value-type="string">
            <text:p>A</text:p>
          </table:table-cell>
          <table:table-cell table:style-name="ce38" table:number-columns-repeated="5"/>
          <table:table-cell table:style-name="ce42"/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style-name="ce55" office:value-type="string" calcext:value-type="string">
            <text:p>Inductor</text:p>
          </table:table-cell>
          <table:table-cell table:number-columns-repeated="5"/>
          <table:table-cell table:style-name="ce55" office:value-type="string" calcext:value-type="string">
            <text:p>MOSFETS</text:p>
          </table:table-cell>
          <table:table-cell table:number-columns-repeated="3"/>
        </table:table-row>
        <table:table-row table:style-name="ro1">
          <table:table-cell table:style-name="ce37" office:value-type="string" calcext:value-type="string">
            <text:p>Vbat</text:p>
          </table:table-cell>
          <table:table-cell table:style-name="ce37" table:formula="of:=3.2*2" office:value-type="float" office:value="6.4" calcext:value-type="float">
            <text:p>6,4</text:p>
          </table:table-cell>
          <table:table-cell table:style-name="ce37" office:value-type="string" calcext:value-type="string">
            <text:p>V</text:p>
          </table:table-cell>
          <table:table-cell table:style-name="ce39"/>
          <table:table-cell/>
          <table:table-cell table:style-name="ce54" office:value-type="string" calcext:value-type="string">
            <text:p>Rdson</text:p>
          </table:table-cell>
          <table:table-cell table:style-name="ce47" office:value-type="float" office:value="0.04" calcext:value-type="float">
            <text:p>0,04</text:p>
          </table:table-cell>
          <table:table-cell table:style-name="ce76" office:value-type="string" calcext:value-type="string">
            <text:p>Ω</text:p>
          </table:table-cell>
          <table:table-cell table:style-name="ce37" office:value-type="string" calcext:value-type="string">
            <text:p>Qsw</text:p>
          </table:table-cell>
          <table:table-cell table:style-name="ce47" table:formula="of:=(1.1 + 0.8/2)/1000000000" office:value-type="float" office:value="0.0000000015" calcext:value-type="float">
            <text:p>0,0000000015</text:p>
          </table:table-cell>
          <table:table-cell table:style-name="ce49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style-name="ce32" table:formula="of:=[.B30]/[.B1]" office:value-type="float" office:value="0.8" calcext:value-type="float">
            <text:p>0,8</text:p>
          </table:table-cell>
          <table:table-cell office:value-type="string" calcext:value-type="string">
            <text:p>….</text:p>
          </table:table-cell>
          <table:table-cell table:style-name="ce40" table:formula="of:=ROUND([.B30]/[.B2];3)" office:value-type="float" office:value="0.533" calcext:value-type="float">
            <text:p>0,533</text:p>
          </table:table-cell>
          <table:table-cell/>
          <table:table-cell table:style-name="ce34" office:value-type="string" calcext:value-type="string">
            <text:p>Vregn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string" calcext:value-type="string">
            <text:p>V</text:p>
          </table:table-cell>
          <table:table-cell office:value-type="string" calcext:value-type="string">
            <text:p>Vplateu</text:p>
          </table:table-cell>
          <table:table-cell table:style-name="ce32" office:value-type="float" office:value="3" calcext:value-type="float">
            <text:p>3</text:p>
          </table:table-cell>
          <table:table-cell table:style-name="ce40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Hz</text:p>
          </table:table-cell>
          <table:table-cell table:style-name="ce41"/>
          <table:table-cell/>
          <table:table-cell table:style-name="ce34" office:value-type="string" calcext:value-type="string">
            <text:p>Rds_hion</text:p>
          </table:table-cell>
          <table:table-cell office:value-type="float" office:value="6" calcext:value-type="float">
            <text:p>6</text:p>
          </table:table-cell>
          <table:table-cell table:style-name="ce53" office:value-type="string" calcext:value-type="string">
            <text:p>Ω</text:p>
          </table:table-cell>
          <table:table-cell office:value-type="string" calcext:value-type="string">
            <text:p>Rds_hioff</text:p>
          </table:table-cell>
          <table:table-cell office:value-type="float" office:value="0.9" calcext:value-type="float">
            <text:p>0,9</text:p>
          </table:table-cell>
          <table:table-cell table:style-name="ce79" office:value-type="string" calcext:value-type="string">
            <text:p>Ω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32" office:value-type="float" office:value="8.2" calcext:value-type="float">
            <text:p>8,2</text:p>
          </table:table-cell>
          <table:table-cell table:style-name="ce32" office:value-type="string" calcext:value-type="string">
            <text:p>uH</text:p>
          </table:table-cell>
          <table:table-cell table:style-name="ce41"/>
          <table:table-cell/>
          <table:table-cell table:style-name="ce34" office:value-type="string" calcext:value-type="string">
            <text:p>Ion</text:p>
          </table:table-cell>
          <table:table-cell table:formula="of:=([.G31]-[.J31])/[.G32]" office:value-type="float" office:value="0.5" calcext:value-type="float">
            <text:p>0,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off</text:p>
          </table:table-cell>
          <table:table-cell table:formula="of:=[.J31]/[.J32]" office:value-type="float" office:value="3.33333333333333" calcext:value-type="float">
            <text:p>3,33333333333333</text:p>
          </table:table-cell>
          <table:table-cell table:style-name="ce41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ripple [Vin MIN]</text:p>
          </table:table-cell>
          <table:table-cell table:formula="of:=[.B1]*[.B31]*(1-[.B31])/([.B32]*[.B33]/1000000)" office:value-type="float" office:value="0.195121951219512" calcext:value-type="float">
            <text:p>0,195121951219512</text:p>
          </table:table-cell>
          <table:table-cell office:value-type="string" calcext:value-type="string">
            <text:p>A</text:p>
          </table:table-cell>
          <table:table-cell table:style-name="ce41"/>
          <table:table-cell/>
          <table:table-cell table:style-name="ce34" office:value-type="string" calcext:value-type="string">
            <text:p>Tgo-on</text:p>
          </table:table-cell>
          <table:table-cell table:formula="of:=[.J30]/[.G33]" office:value-type="float" office:value="0.000000003" calcext:value-type="float">
            <text:p>0,000000003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Tgo-off</text:p>
          </table:table-cell>
          <table:table-cell table:formula="of:=[.J30]/[.J33]" office:value-type="float" office:value="0.00000000045" calcext:value-type="float">
            <text:p>4,5E-10</text:p>
          </table:table-cell>
          <table:table-cell table:style-name="ce41"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Iripple [Vin MIN]</text:p>
          </table:table-cell>
          <table:table-cell table:formula="of:=[.B2]*[.D31]*(1-[.D31])/([.B32]*[.B33]/1000000)" office:value-type="float" office:value="0.455325" calcext:value-type="float">
            <text:p>0,455325</text:p>
          </table:table-cell>
          <table:table-cell office:value-type="string" calcext:value-type="string">
            <text:p>A</text:p>
          </table:table-cell>
          <table:table-cell table:style-name="ce41"/>
          <table:table-cell/>
          <table:table-cell table:style-name="ce33" office:value-type="string" calcext:value-type="string">
            <text:p>Ptop</text:p>
          </table:table-cell>
          <table:table-cell table:style-name="ce47" table:formula="of:=ROUND([.B31]*[.B24]*[.B24]*[.G30]+1/2*[.B1]*[.B24]*([.G34]+[.J34])*[.B32];3)" office:value-type="float" office:value="0.053" calcext:value-type="float">
            <text:p>0,053</text:p>
          </table:table-cell>
          <table:table-cell table:style-name="ce49" office:value-type="string" calcext:value-type="string">
            <text:p>W</text:p>
          </table:table-cell>
          <table:table-cell table:number-columns-repeated="2"/>
          <table:table-cell table:style-name="ce41"/>
        </table:table-row>
        <table:table-row table:style-name="ro1">
          <table:table-cell table:style-name="ce43" office:value-type="string" calcext:value-type="string">
            <text:p>L Isat &gt;=</text:p>
          </table:table-cell>
          <table:table-cell table:style-name="ce56" table:formula="of:=ROUND([.B17]+MAX([.B34];[.B35])/2;2)" office:value-type="float" office:value="1.13" calcext:value-type="float">
            <text:p>1,13</text:p>
          </table:table-cell>
          <table:table-cell table:style-name="ce44" office:value-type="string" calcext:value-type="string">
            <text:p>A</text:p>
          </table:table-cell>
          <table:table-cell table:style-name="ce42"/>
          <table:table-cell/>
          <table:table-cell table:style-name="ce46" office:value-type="string" calcext:value-type="string">
            <text:p>Pbuttom</text:p>
          </table:table-cell>
          <table:table-cell table:style-name="ce48" table:formula="of:=COM.MICROSOFT.CONCAT(ROUND((1-[.B31])*[.B24]*[.B24]*[.G30]; 3);&quot;...&quot;;ROUND((1-[.D31])*[.B24]*[.B24]*[.G30];3))" office:value-type="string" office:string-value="0,01...0,023" calcext:value-type="string">
            <text:p>0,01...0,023</text:p>
          </table:table-cell>
          <table:table-cell table:style-name="ce50" office:value-type="string" calcext:value-type="string">
            <text:p>W</text:p>
          </table:table-cell>
          <table:table-cell table:style-name="ce38" table:number-columns-repeated="2"/>
          <table:table-cell table:style-name="ce42"/>
        </table:table-row>
      </table:table>
      <table:table table:name="main-module-nominals" table:style-name="ta1">
        <table:table-column table:style-name="co1" table:number-columns-repeated="7" table:default-cell-style-name="Default"/>
        <table:table-row table:style-name="ro1">
          <table:table-cell/>
          <table:table-cell table:style-name="ce55" office:value-type="string" calcext:value-type="string">
            <text:p>TL494</text:p>
          </table:table-cell>
          <table:table-cell table:number-columns-repeated="5"/>
        </table:table-row>
        <table:table-row table:style-name="ro1">
          <table:table-cell/>
          <table:table-cell table:style-name="ce55" office:value-type="string" calcext:value-type="string">
            <text:p>Freq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H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n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</text:p>
          </table:table-cell>
          <table:table-cell table:style-name="ce32" table:formula="of:=1/([.B3]*[.B4]/1000000000)" office:value-type="float" office:value="10000" calcext:value-type="float">
            <text:p>10000</text:p>
          </table:table-cell>
          <table:table-cell table:style-name="ce87" office:value-type="string" calcext:value-type="string">
            <text:p>Ω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32" office:value-type="string" calcext:value-type="string">
            <text:p>Co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/mm^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 D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mm</text:p>
          </table:table-cell>
          <table:table-cell table:style-name="ce32" table:formula="of:=ROUND(PI()*[.B11]*[.B11]/4;2)" office:value-type="float" office:value="0.5" calcext:value-type="float">
            <text:p>0,5</text:p>
          </table:table-cell>
          <table:table-cell table:style-name="ce32" office:value-type="string" calcext:value-type="string">
            <text:p>mm^2</text:p>
          </table:table-cell>
          <table:table-cell office:value-type="string" calcext:value-type="string">
            <text:p>-&gt;</text:p>
          </table:table-cell>
          <table:table-cell table:style-name="ce88" table:formula="of:=COM.MICROSOFT.CONCAT(&quot;Imax = &quot;; ROUND([.B8]*[.D11];1); &quot;A&quot;)" office:value-type="string" office:string-value="Imax = 2,5A" calcext:value-type="string">
            <text:p>Imax = 2,5A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formula="of:=([.B10]-[.B9])/2/[.B11]"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table:style-name="ce32" office:value-type="string" calcext:value-type="string">
            <text:p>L</text:p>
          </table:table-cell>
          <table:table-cell table:style-name="ce32" table:formula="of:=ROUND(4.921*[.B12]*[.B12]*([.B9]+[.B10])*([.B9]+[.B10])/(15*[.B10] - 7*[.B9])/1000;2)" office:value-type="float" office:value="25.9" calcext:value-type="float">
            <text:p>25,9</text:p>
          </table:table-cell>
          <table:table-cell table:style-name="ce32" office:value-type="string" calcext:value-type="string">
            <text:p>uH</text:p>
          </table:table-cell>
          <table:table-cell table:number-columns-repeated="4"/>
        </table:table-row>
        <table:table-row table:style-name="ro1">
          <table:table-cell table:style-name="ce32" office:value-type="string" calcext:value-type="string">
            <text:p>Wire Length</text:p>
          </table:table-cell>
          <table:table-cell table:style-name="ce32" table:formula="of:=ROUND(2*PI()*([.B10]+[.B11])*[.B12])/1000" office:value-type="float" office:value="9.55" calcext:value-type="float">
            <text:p>9,55</text:p>
          </table:table-cell>
          <table:table-cell table:style-name="ce32" office:value-type="string" calcext:value-type="string">
            <text:p>metters (two coils)</text:p>
          </table:table-cell>
          <table:table-cell table:style-name="ce3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0T17:23:58.660810646</dc:date>
    <meta:editing-duration>P3DT18M58S</meta:editing-duration>
    <meta:editing-cycles>190</meta:editing-cycles>
    <meta:generator>LibreOffice/7.3.7.2$Linux_X86_64 LibreOffice_project/30$Build-2</meta:generator>
    <meta:document-statistic meta:table-count="8" meta:cell-count="632" meta:object-count="0"/>
  </office:meta>
</office:document-meta>
</file>